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71.9mm"/>
    </style:style>
    <style:style style:name="co5" style:family="table-column">
      <style:table-column-properties fo:break-before="auto" style:column-width="75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8fb98" fo:border="0.06pt solid #000000"/>
    </style:style>
    <style:style style:name="ce10" style:family="table-cell" style:parent-style-name="Default">
      <style:table-cell-properties fo:background-color="#98fb98" fo:wrap-option="wrap"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8fb98"/>
    </style:style>
    <style:style style:name="ce1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ce3"/>
        <table:table-column table:style-name="co2" table:default-cell-style-name="ce4"/>
        <table:table-column table:style-name="co1" table:number-columns-repeated="4" table:default-cell-style-name="ce3"/>
        <table:table-column table:style-name="co3" table:default-cell-style-name="ce6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fedora</text:p>
          </table:table-cell>
          <table:table-cell table:style-name="ce2" office:value-type="string" calcext:value-type="string">
            <text:p>doorkeeper</text:p>
          </table:table-cell>
          <table:table-cell table:style-name="ce2" office:value-type="string" calcext:value-type="string">
            <text:p>repo-php-util</text:p>
          </table:table-cell>
          <table:table-cell table:style-name="ce2" office:value-type="string" calcext:value-type="string">
            <text:p>remarks</text:p>
          </table:table-cell>
          <table:table-cell/>
          <table:table-cell table:style-name="ce7" office:value-type="string" calcext:value-type="string">
            <text:p>wanted features</text:p>
          </table:table-cell>
          <table:table-cell table:style-name="ce7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metadata GE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returning metadata of linked resources</text:p>
          </table:table-cell>
          <table:table-cell office:value-type="string" calcext:value-type="string">
            <text:p>looks like there is an option to do it in the Fedora - https://fedora.info/2018/11/22/spec/#additional-prefer-values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metadata PATCH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easy repo-wide metadata update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GE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no metadata-only and binary resource gap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PU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ne ACL managment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POS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erformant foreign key checks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DELETE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native multiple id support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ll resource objects mentioned in metadata as repo objects (with an automatic creation option)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OPTIONS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earch API</text:p>
          </table:table-cell>
          <table:table-cell/>
        </table:table-row>
        <table:table-row table:style-name="ro2">
          <table:table-cell office:value-type="string" calcext:value-type="string">
            <text:p>ACL</text:p>
          </table:table-cell>
          <table:table-cell office:value-type="string" calcext:value-type="string">
            <text:p>set permissions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pecified directly in the resource metadata – no extra implementation needed</text:p>
          </table:table-cell>
          <table:table-cell/>
          <table:table-cell office:value-type="string" calcext:value-type="string">
            <text:p>automatic prolongation of transactions by any within-transaction action and automatic keeping transaction alive during big file uploads</text:p>
          </table:table-cell>
          <table:table-cell/>
        </table:table-row>
        <table:table-row table:style-name="ro1">
          <table:table-cell office:value-type="string" calcext:value-type="string">
            <text:p>ACL</text:p>
          </table:table-cell>
          <table:table-cell office:value-type="string" calcext:value-type="string">
            <text:p>enforce permissions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CID transa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ombstones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consider what to do with references to tombstone resourc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YNC</text:p>
          </table:table-cell>
          <table:table-cell table:style-name="ce3" office:value-type="string" calcext:value-type="string">
            <text:p>triplestore sync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in a „drop it there and don’t think about it” wa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NC</text:p>
          </table:table-cell>
          <table:table-cell table:style-name="ce3" office:value-type="string" calcext:value-type="string">
            <text:p>solr syn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do we still need it? we are able to get a Postgresql-based full text search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YNC</text:p>
          </table:table-cell>
          <table:table-cell table:style-name="ce3" office:value-type="string" calcext:value-type="string">
            <text:p>general sync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aybe a Rabbit MQ based on Postgresql notification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transactions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tadata versioning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utomatic versioning</text:p>
          </table:table-cell>
          <table:table-cell/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not sure if we want it, maybe it should be driven by a special metadata tripl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dissemination services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memento – RFC7089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fixity check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we may want it but rather not in a way Fedora does it as the Fedora API is very unpractical</text:p>
          </table:table-cell>
          <table:table-cell table:number-columns-repeated="3"/>
        </table:table-row>
        <table:table-row table:style-name="ro4">
          <table:table-cell/>
          <table:table-cell table:style-name="ce10" office:value-type="string" calcext:value-type="string">
            <text:p>automatic metadata triples managment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e.g. default access rights, default depositor, always adding „a ldp:NonRDFSource” for Fedora compatibility, etc.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workaround for keeping identifiers in A triples</text:p>
          </table:table-cell>
          <table:table-cell table:number-columns-repeated="4"/>
          <table:table-cell office:value-type="string" calcext:value-type="string">
            <text:p>a separate table or a smarter SQL query or postprocessing</text:p>
          </table:table-cell>
          <table:table-cell table:number-columns-repeated="3"/>
        </table:table-row>
      </table:table>
      <table:table table:name="TODO" table:style-name="ta1">
        <table:table-column table:style-name="co5" table:default-cell-style-name="ce13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what</text:p>
          </table:table-cell>
          <table:table-cell table:style-name="ce14" office:value-type="string" calcext:value-type="string">
            <text:p>group</text:p>
          </table:table-cell>
          <table:table-cell table:style-name="ce14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add support for transaction commit handler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allow to list non-relations properties (ones where URIs should be stored in the metadata table in the db) in the config (e.g. for rdf:type)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comparison operators in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complete transaction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foreign relations check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full text indexing of binaries using tika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full text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Default" office:value-type="string" calcext:value-type="string">
            <text:p>incremental backup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keeping transaction alive during long upload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make all schema properties non-arrays and introduce a „copying property” type to the metadata manager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Default" office:value-type="string" calcext:value-type="string">
            <text:p>make Auth setup configuration driven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paging support for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search by sql query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search should always return metadata, just search-result specyfing information (e.g. which nodes are search matches, context for full text search) should be marked with a special RDF propertie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ce16" office:value-type="string" calcext:value-type="string">
            <text:p>empty RDF results parsing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return neighbors or relatives metadata on metadata GET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return metadata of neigbors/relatives of the matching resources on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table:style-name="Default" office:value-type="string" calcext:value-type="string">
            <text:p>allow to list non-relations properties (ones where URIs should be stored in the metadata table in the db) in the confi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better metadata PATCH testin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BinaryPayload::backup() for metadata only resourc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comparison operators in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complete transaction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delete property us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foreign relations check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full text indexing of binaries using tika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full text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incremental backup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keeping transaction alive during long upload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make all schema properties non-arrays and introduce a „copying property” type to the metadata manager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metadata with language ta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neighbors by a given property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paging support for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df:type handlin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search by sql query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setMatadata($a); modify $a doesn’t affect resource metadat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ient lib</text:p>
          </table:table-cell>
        </table:table-row>
        <table:table-row table:style-name="ro1">
          <table:table-cell table:style-name="Default" office:value-type="string" calcext:value-type="string">
            <text:p>transaction conflict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6" office:value-type="string" calcext:value-type="string">
            <text:p>empty RDF results parsin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6" office:value-type="string" calcext:value-type="string">
            <text:p>return neighbors or relatives metadata on metadata GET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return metadata of neigbors/relatives of the matching resources on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non-relation URIs being correctly written into the database with the URI typ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metadata manager distinguishing literals and resource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Default" office:value-type="string" calcext:value-type="string">
            <text:p>many return formats per dissemination servi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solver</text:p>
          </table:table-cell>
        </table:table-row>
        <table:table-row table:style-name="ro1">
          <table:table-cell table:style-name="Default" office:value-type="string" calcext:value-type="string">
            <text:p>short return formats handling (e.g. „gui”)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solver</text:p>
          </table:table-cell>
        </table:table-row>
        <table:table-row table:style-name="ro1">
          <table:table-cell table:style-name="Default" office:value-type="string" calcext:value-type="string">
            <text:p>EasyRdf performance (n-triples!)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asyrdf</text:p>
          </table:table-cell>
        </table:table-row>
        <table:table-row table:style-name="ro1">
          <table:table-cell table:style-name="Default" office:value-type="string" calcext:value-type="string">
            <text:p>skip mode doesn’t work with automatic versioning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ingest library</text:p>
          </table:table-cell>
        </table:table-row>
        <table:table-row table:style-name="ro1">
          <table:table-cell table:style-name="Default" office:value-type="string" calcext:value-type="string">
            <text:p>passing id between resources</text:p>
          </table:table-cell>
          <table:table-cell office:value-type="string" calcext:value-type="string">
            <text:p>test</text:p>
          </table:table-cell>
          <table:table-cell/>
        </table:table-row>
      </table:table>
      <table:named-expressions/>
      <table:database-ranges>
        <table:database-range table:name="__Anonymous_Sheet_DB__1" table:target-range-address="TODO.A1:TODO.C37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.00.0000</text:date>, <text:time style:data-style-name="N2" text:time-value="15:05:34.40187586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ateusz Żółtak</meta:initial-creator>
    <meta:creation-date>2019-07-23T22:28:15.221038071</meta:creation-date>
    <meta:generator>LibreOffice/6.3.2.2$Linux_X86_64 LibreOffice_project/30$Build-2</meta:generator>
    <dc:date>2019-11-12T15:08:00.490987091</dc:date>
    <dc:creator>Mateusz Żółtak</dc:creator>
    <meta:editing-duration>P11DT3H53M32S</meta:editing-duration>
    <meta:editing-cycles>72</meta:editing-cycles>
    <meta:document-statistic meta:table-count="2" meta:cell-count="188" meta:object-count="0"/>
  </office:meta>
</office:document-meta>
</file>